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svg:font-family="'DejaVu Sans'" style:font-family-generic="swiss"/>
    <style:font-face style:name="FreeSans1" svg:font-family="FreeSans" style:font-family-generic="swiss"/>
    <style:font-face style:name="Ubuntu" svg:font-family="Ubuntu" style:font-family-generic="swiss"/>
    <style:font-face style:name="Liberation Serif" svg:font-family="'Liberation Serif'"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weight="normal" officeooo:rsid="00040ca6" officeooo:paragraph-rsid="00040ca6" style:font-weight-asian="normal" style:font-weight-complex="normal"/>
    </style:style>
    <style:style style:name="P4" style:family="paragraph" style:parent-style-name="Standard">
      <style:text-properties fo:font-weight="normal" style:font-weight-asian="normal" style:font-weight-complex="normal"/>
    </style:style>
    <style:style style:name="P5" style:family="paragraph" style:parent-style-name="Standard" style:list-style-name="L5">
      <style:text-properties fo:font-weight="normal" officeooo:rsid="0005ee2d" officeooo:paragraph-rsid="0005ee2d" style:font-weight-asian="normal" style:font-weight-complex="normal"/>
    </style:style>
    <style:style style:name="P6" style:family="paragraph" style:parent-style-name="Standard" style:list-style-name="L5">
      <style:text-properties fo:font-weight="normal" officeooo:rsid="0004a353" officeooo:paragraph-rsid="0004a353" style:font-weight-asian="normal" style:font-weight-complex="normal"/>
    </style:style>
    <style:style style:name="P7" style:family="paragraph" style:parent-style-name="Standard" style:list-style-name="L5">
      <style:text-properties fo:font-weight="normal" officeooo:rsid="0004a353" officeooo:paragraph-rsid="0005ee2d" style:font-weight-asian="normal" style:font-weight-complex="normal"/>
    </style:style>
    <style:style style:name="P8" style:family="paragraph" style:parent-style-name="Standard" style:list-style-name="L6">
      <style:text-properties fo:font-weight="normal" style:font-weight-asian="normal" style:font-weight-complex="normal"/>
    </style:style>
    <style:style style:name="P9" style:family="paragraph" style:parent-style-name="Standard" style:list-style-name="L7">
      <style:text-properties fo:font-weight="normal" style:font-weight-asian="normal" style:font-weight-complex="normal"/>
    </style:style>
    <style:style style:name="P10" style:family="paragraph" style:parent-style-name="Standard" style:list-style-name="L8">
      <style:text-properties fo:font-weight="normal" style:font-weight-asian="normal" style:font-weight-complex="normal"/>
    </style:style>
    <style:style style:name="P11" style:family="paragraph" style:parent-style-name="Standard" style:list-style-name="L5">
      <style:text-properties fo:font-weight="normal" officeooo:rsid="0008d606" officeooo:paragraph-rsid="0008d606" style:font-weight-asian="normal" style:font-weight-complex="normal"/>
    </style:style>
    <style:style style:name="P12" style:family="paragraph" style:parent-style-name="Standard" style:list-style-name="L5">
      <style:text-properties fo:font-weight="normal" officeooo:rsid="000a664b" officeooo:paragraph-rsid="000a664b" style:font-weight-asian="normal" style:font-weight-complex="normal"/>
    </style:style>
    <style:style style:name="P13" style:family="paragraph" style:parent-style-name="Standard">
      <style:text-properties fo:font-weight="normal" officeooo:rsid="000a664b" officeooo:paragraph-rsid="000a664b" style:font-weight-asian="normal" style:font-weight-complex="normal"/>
    </style:style>
    <style:style style:name="P14" style:family="paragraph" style:parent-style-name="Standard" style:list-style-name="L5">
      <style:text-properties fo:font-weight="normal" officeooo:rsid="000b237f" officeooo:paragraph-rsid="000e3848" style:font-weight-asian="normal" style:font-weight-complex="normal"/>
    </style:style>
    <style:style style:name="P15" style:family="paragraph" style:parent-style-name="Standard" style:list-style-name="L5">
      <style:text-properties fo:font-weight="normal" officeooo:rsid="000e3848" officeooo:paragraph-rsid="000e3848" style:font-weight-asian="normal" style:font-weight-complex="normal"/>
    </style:style>
    <style:style style:name="P16" style:family="paragraph" style:parent-style-name="Standard" style:list-style-name="L5">
      <style:text-properties fo:font-weight="normal" officeooo:rsid="00102cd2" officeooo:paragraph-rsid="00102cd2" style:font-weight-asian="normal" style:font-weight-complex="normal"/>
    </style:style>
    <style:style style:name="P17" style:family="paragraph" style:parent-style-name="Standard" style:list-style-name="L5">
      <style:text-properties fo:font-weight="normal" officeooo:rsid="00105e64" officeooo:paragraph-rsid="00105e64" style:font-weight-asian="normal" style:font-weight-complex="normal"/>
    </style:style>
    <style:style style:name="P18" style:family="paragraph" style:parent-style-name="Standard" style:list-style-name="L6">
      <style:text-properties fo:font-weight="normal" fo:background-color="#ffff00" style:font-weight-asian="normal" style:font-weight-complex="normal"/>
    </style:style>
    <style:style style:name="P19" style:family="paragraph" style:parent-style-name="Text_20_body">
      <style:paragraph-properties fo:margin-left="0.3335in" fo:margin-right="0in" fo:text-indent="-0.3335in" style:auto-text-indent="false"/>
      <style:text-properties style:font-name="Liberation Serif" fo:font-size="12pt"/>
    </style:style>
    <style:style style:name="P20" style:family="paragraph" style:parent-style-name="Text_20_body">
      <style:paragraph-properties fo:margin-left="0in" fo:margin-right="0in" fo:text-indent="0in" style:auto-text-indent="false"/>
      <style:text-properties style:font-name="Liberation Serif" fo:font-size="12pt"/>
    </style:style>
    <style:style style:name="P21" style:family="paragraph" style:parent-style-name="Text_20_body">
      <style:paragraph-properties fo:margin-left="0in" fo:margin-right="0in" fo:text-indent="0in" style:auto-text-indent="false"/>
      <style:text-properties style:font-name="Liberation Serif" fo:font-size="12pt" fo:font-weight="normal" style:font-weight-asian="normal" style:font-weight-complex="normal"/>
    </style:style>
    <style:style style:name="P22"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23"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font-weight="normal" style:font-weight-asian="normal" style:font-weight-complex="normal"/>
    </style:style>
    <style:style style:name="T2" style:family="text">
      <style:text-properties officeooo:rsid="0005ee2d"/>
    </style:style>
    <style:style style:name="T3" style:family="text">
      <style:text-properties officeooo:rsid="00066895"/>
    </style:style>
    <style:style style:name="T4" style:family="text">
      <style:text-properties officeooo:rsid="000734a5"/>
    </style:style>
    <style:style style:name="T5" style:family="text">
      <style:text-properties officeooo:rsid="0007ce03"/>
    </style:style>
    <style:style style:name="T6" style:family="text">
      <style:text-properties officeooo:rsid="0007f844"/>
    </style:style>
    <style:style style:name="T7" style:family="text">
      <style:text-properties officeooo:rsid="000a664b"/>
    </style:style>
    <style:style style:name="T8" style:family="text">
      <style:text-properties officeooo:rsid="000cece9"/>
    </style:style>
    <style:style style:name="T9" style:family="text">
      <style:text-properties style:text-position="0% 100%"/>
    </style:style>
    <style:style style:name="T10" style:family="text">
      <style:text-properties style:text-position="0% 100%" officeooo:rsid="0011dfcd"/>
    </style:style>
    <style:style style:name="T11" style:family="text">
      <style:text-properties officeooo:rsid="00105e64"/>
    </style:style>
    <style:style style:name="T12" style:family="text">
      <style:text-properties style:use-window-font-color="true" style:text-outline="false" style:text-line-through-style="none" style:text-line-through-type="none" style:text-position="0% 100%" style:font-name="DejaVu Sans"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3" style:family="text">
      <style:text-properties fo:font-variant="normal" fo:text-transform="none" style:use-window-font-color="true" style:text-outline="false" style:text-line-through-style="none" style:text-line-through-type="none" style:text-position="0% 100%" style:font-name="Ubuntu" fo:font-size="8pt" fo:letter-spacing="normal" fo:language="en" fo:country="US" fo:font-style="italic"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4" style:family="text">
      <style:text-properties style:font-name="Ubuntu" fo:font-size="10pt" fo:language="en" fo:country="US" style:language-asian="zh" style:country-asian="CN" style:language-complex="hi" style:country-complex="IN"/>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tracked-changes text:track-changes="false">
        <text:changed-region xml:id="ct30573632" text:id="ct30573632">
          <text:insertion>
            <office:change-info>
              <dc:creator>Joe </dc:creator>
              <dc:date>2014-12-05T11:11:00</dc:date>
            </office:change-info>
          </text:insertion>
        </text:changed-region>
        <text:changed-region xml:id="ct31803696" text:id="ct31803696">
          <text:format-change>
            <office:change-info>
              <dc:creator>Joe </dc:creator>
              <dc:date>2014-12-05T11:13:00</dc:date>
            </office:change-info>
          </text:format-change>
        </text:changed-region>
        <text:changed-region xml:id="ct47377120" text:id="ct47377120">
          <text:insertion>
            <office:change-info>
              <dc:creator>Joe </dc:creator>
              <dc:date>2014-12-05T11:13:00</dc:date>
            </office:change-info>
          </text:insertion>
        </text:changed-region>
        <text:changed-region xml:id="ct30813904" text:id="ct30813904">
          <text:insertion>
            <office:change-info>
              <dc:creator>Joe </dc:creator>
              <dc:date>2014-12-05T11:15:00</dc:date>
            </office:change-info>
          </text:insertion>
        </text:changed-region>
        <text:changed-region xml:id="ct30812000" text:id="ct30812000">
          <text:insertion>
            <office:change-info>
              <dc:creator>Joe </dc:creator>
              <dc:date>2014-12-05T11:16:00</dc:date>
            </office:change-info>
          </text:insertion>
        </text:changed-region>
        <text:changed-region xml:id="ct30812384" text:id="ct30812384">
          <text:insertion>
            <office:change-info>
              <dc:creator>Joe </dc:creator>
              <dc:date>2014-12-05T11:1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3">Spatial d</text:span>istribution<text:span text:style-name="T4"> and seasonal changes </text:span>of fish and zooplankton <text:span text:style-name="T4">density </text:span>in <text:span text:style-name="T3">four alpine</text:span> lakes <text:span text:style-name="T3">in the Sierra Nevada, California</text:span></text:p>
      <text:p text:style-name="P1"/>
      <text:p text:style-name="P2">Authors: Urmy <text:span text:style-name="T4">and</text:span> Warren</text:p>
      <text:p text:style-name="P1"/>
      <text:p text:style-name="P2">Target journal: L&amp;O, <text:span text:style-name="T5">Hydrobiologia, CJFAS</text:span></text:p>
      <text:p text:style-name="P1"/>
      <text:p text:style-name="P1">Abstract</text:p>
      <text:p text:style-name="P2"/>
      <text:p text:style-name="P1">Introduction</text:p>
      <text:p text:style-name="P2"/>
      <text:p text:style-name="P3"/>
      <text:list xml:id="list8685546203218843777" text:style-name="L5">
        <text:list-item>
          <text:p text:style-name="P11">Alpine lakes, <text:span text:style-name="T7">Sierra Nevada</text:span></text:p>
          <text:list>
            <text:list-item>
              <text:p text:style-name="P11">Many</text:p>
            </text:list-item>
            <text:list-item>
              <text:p text:style-name="P12">Important for recreation, fishing</text:p>
            </text:list-item>
            <text:list-item>
              <text:p text:style-name="P12">Conservation concerns: non-native fishes, amphibians, eutrophication, fires</text:p>
            </text:list-item>
            <text:list-item>
              <text:p text:style-name="P12">History of introductions, fish and other species, w/ unintended consequences</text:p>
            </text:list-item>
            <text:list-item>
              <text:p text:style-name="P12">Damming, land-use change</text:p>
            </text:list-item>
            <text:list-item>
              <text:p text:style-name="P12">Many are relatively pristine</text:p>
            </text:list-item>
          </text:list>
        </text:list-item>
        <text:list-item>
          <text:p text:style-name="P12">Spatial pattern is potentially very important for <text:span text:style-name="T8">predator-prey interactions and ecosystem function</text:span>, but rarely measured in lakes</text:p>
          <text:list>
            <text:list-item>
              <text:p text:style-name="P12">Common methods for fish: creel surveys, trawls/seines</text:p>
            </text:list-item>
            <text:list-item>
              <text:p text:style-name="P12">Less common: acoustics</text:p>
            </text:list-item>
            <text:list-item>
              <text:p text:style-name="P12">Common methods for zooplankton: net tows, vertical or stratified horizontal</text:p>
            </text:list-item>
            <text:list-item>
              <text:p text:style-name="P12">Acoustics quite uncommon: small zooplankters out of range of most fishfinders</text:p>
            </text:list-item>
            <text:list-item>
              <text:p text:style-name="P12">Extrapolation from spatially-local samples: can you do it? <text:s/><text:span text:style-name="T8">What is variability? <text:s/>Small-scale predator-prey associations?</text:span></text:p>
            </text:list-item>
          </text:list>
        </text:list-item>
        <text:list-item>
          <text:p text:style-name="P14">Only a few <text:span text:style-name="T8">studies have looked at zooplankton and fish distribution at same fine scale</text:span></text:p>
          <text:list>
            <text:list-item>
              <text:p text:style-name="P15"><text:span text:style-name="T11">Echosounder (</text:span>70 kHz<text:span text:style-name="T11">)</text:span> plus many vertical 0-50 m tows <text:span text:style-name="T11">in Lake Geneva</text:span> <text:reference-mark-start text:name="ADDIN CSL_CITATION {&quot;schema&quot;: &quot;https://github.com/citation-style-language/schema/raw/master/csl-citation.json&quot;, &quot;properties&quot;: {&quot;noteIndex&quot;: 0}, &quot;mendeley&quot;: {&quot;previouslyFormattedCitation&quot;: &quot;(Pinel-Alloul et al., 1999)&quot;, &quot;formattedCitation&quot;: &quot;(Pinel-Alloul et al., 1999)&quot;, &quot;plainTextFormattedCitation&quot;: &quot;(Pinel-Alloul et al., 1999)&quot;}, &quot;citationItems&quot;: [{&quot;uris&quot;: [&quot;http://www.mendeley.com/documents/?uuid=65947f9e-b89c-4ab5-aab3-2048cbed2aad&quot;], &quot;id&quot;: &quot;ITEM-1&quot;, &quot;itemData&quot;: {&quot;container-title&quot;: &quot;Canadian Journal of Fisheries and Aquatic Sciences&quot;, &quot;title&quot;: &quot;Large-scale spatial heterogeneity of macrozooplankton in Lake of Geneva&quot;, &quot;ISBN&quot;: &quot;0706-652X&quot;, &quot;id&quot;: &quot;ITEM-1&quot;, &quot;ISSN&quot;: &quot;0706-652X&quot;, &quot;issued&quot;: {&quot;date-parts&quot;: [[&quot;1999&quot;]]}, &quot;author&quot;: [{&quot;suffix&quot;: &quot;&quot;, &quot;parse-names&quot;: false, &quot;non-dropping-particle&quot;: &quot;&quot;, &quot;family&quot;: &quot;Pinel-Alloul&quot;, &quot;dropping-particle&quot;: &quot;&quot;, &quot;given&quot;: &quot;Bernadette&quot;}, {&quot;suffix&quot;: &quot;&quot;, &quot;parse-names&quot;: false, &quot;non-dropping-particle&quot;: &quot;&quot;, &quot;family&quot;: &quot;Guay&quot;, &quot;dropping-particle&quot;: &quot;&quot;, &quot;given&quot;: &quot;Catherine&quot;}, {&quot;suffix&quot;: &quot;&quot;, &quot;parse-names&quot;: false, &quot;non-dropping-particle&quot;: &quot;&quot;, &quot;family&quot;: &quot;Angeli&quot;, &quot;dropping-particle&quot;: &quot;&quot;, &quot;given&quot;: &quot;Nadine&quot;}, {&quot;suffix&quot;: &quot;&quot;, &quot;parse-names&quot;: false, &quot;non-dropping-particle&quot;: &quot;&quot;, &quot;family&quot;: &quot;Legendre&quot;, &quot;dropping-particle&quot;: &quot;&quot;, &quot;given&quot;: &quot;Pierre&quot;}, {&quot;suffix&quot;: &quot;&quot;, &quot;parse-names&quot;: false, &quot;non-dropping-particle&quot;: &quot;&quot;, &quot;family&quot;: &quot;Dutilleul&quot;, &quot;dropping-particle&quot;: &quot;&quot;, &quot;given&quot;: &quot;Pierre&quot;}, {&quot;suffix&quot;: &quot;&quot;, &quot;parse-names&quot;: false, &quot;non-dropping-particle&quot;: &quot;&quot;, &quot;family&quot;: &quot;Balvay&quot;, &quot;dropping-particle&quot;: &quot;&quot;, &quot;given&quot;: &quot;G\u00e9rard&quot;}, {&quot;suffix&quot;: &quot;&quot;, &quot;parse-names&quot;: false, &quot;non-dropping-particle&quot;: &quot;&quot;, &quot;family&quot;: &quot;Gerdeaux&quot;, &quot;dropping-particle&quot;: &quot;&quot;, &quot;given&quot;: &quot;Daniel&quot;}, {&quot;suffix&quot;: &quot;&quot;, &quot;parse-names&quot;: false, &quot;non-dropping-particle&quot;: &quot;&quot;, &quot;family&quot;: &quot;Guillard&quot;, &quot;dropping-particle&quot;: &quot;&quot;, &quot;given&quot;: &quot;Jean&quot;}], &quot;volume&quot;: &quot;56&quot;, &quot;abstract&quot;: &quot;Spatial distribution of macrozooplankton was studied during spring in Lake of Geneva to evaluate the influence of abiotic (water temperature and stability, nutrients) and biotic (bacteria, chlorophyll a, fish biomass) factors on macrozooplankton distribution. Mapping and spatial analyses revealed that abiotic factors, as well as crustacean abundances, were structured along a gradient in the great lake basin. Chlorophyll a biomass, bacteria density, cyclopoid abundance, and fish biomass showed more patchy or inshore-offshore distribution patterns. Using canonical analyses, we determined the relative contribution of the spatial and environmental factors to the distribution of macrozooplankton species and of trophic groups based on herbivory and omnivory/carnivory. The distribution of macrozooplankton can be explained by small-scale variations and lake gradients in abiotic and biotic factors, with a dominant contribution of the abiotic factors. Water temperature and stability, as well as ammonium, are the main factors related to macrozooplankton distribution in Lake of Geneva during spring. Chlorophyll a biomass was also related to the distribution of cyclopoids. The canonical models explained 35-72% of the variance in the distribution of total crustaceans, species, and trophic groups. However, 28-65% of the macrozooplankton variance remained unexplained, which may be due to fine-scale variations in other environmental factors. KeyWords Plus: FRESH-WATER ZOOPLANKTON, HORIZONTAL DISTRIBUTION, COMMUNITY STRUCTURE, COPEPODITE STAGES, PATTERNS, TEMPERATURE, RESERVOIR, PLANKTON, FISH, ENVIRONMENT&quot;, &quot;DOI&quot;: &quot;10.1139/f99-055&quot;, &quot;type&quot;: &quot;article-journal&quot;, &quot;page&quot;: &quot;1437-1451&quot;}}]} RNDR3HmYl83oI"/><text:span text:style-name="T9">(Pinel-Alloul et al., 1999)</text:span><text:reference-mark-end text:name="ADDIN CSL_CITATION {&quot;schema&quot;: &quot;https://github.com/citation-style-language/schema/raw/master/csl-citation.json&quot;, &quot;properties&quot;: {&quot;noteIndex&quot;: 0}, &quot;mendeley&quot;: {&quot;previouslyFormattedCitation&quot;: &quot;(Pinel-Alloul et al., 1999)&quot;, &quot;formattedCitation&quot;: &quot;(Pinel-Alloul et al., 1999)&quot;, &quot;plainTextFormattedCitation&quot;: &quot;(Pinel-Alloul et al., 1999)&quot;}, &quot;citationItems&quot;: [{&quot;uris&quot;: [&quot;http://www.mendeley.com/documents/?uuid=65947f9e-b89c-4ab5-aab3-2048cbed2aad&quot;], &quot;id&quot;: &quot;ITEM-1&quot;, &quot;itemData&quot;: {&quot;container-title&quot;: &quot;Canadian Journal of Fisheries and Aquatic Sciences&quot;, &quot;title&quot;: &quot;Large-scale spatial heterogeneity of macrozooplankton in Lake of Geneva&quot;, &quot;ISBN&quot;: &quot;0706-652X&quot;, &quot;id&quot;: &quot;ITEM-1&quot;, &quot;ISSN&quot;: &quot;0706-652X&quot;, &quot;issued&quot;: {&quot;date-parts&quot;: [[&quot;1999&quot;]]}, &quot;author&quot;: [{&quot;suffix&quot;: &quot;&quot;, &quot;parse-names&quot;: false, &quot;non-dropping-particle&quot;: &quot;&quot;, &quot;family&quot;: &quot;Pinel-Alloul&quot;, &quot;dropping-particle&quot;: &quot;&quot;, &quot;given&quot;: &quot;Bernadette&quot;}, {&quot;suffix&quot;: &quot;&quot;, &quot;parse-names&quot;: false, &quot;non-dropping-particle&quot;: &quot;&quot;, &quot;family&quot;: &quot;Guay&quot;, &quot;dropping-particle&quot;: &quot;&quot;, &quot;given&quot;: &quot;Catherine&quot;}, {&quot;suffix&quot;: &quot;&quot;, &quot;parse-names&quot;: false, &quot;non-dropping-particle&quot;: &quot;&quot;, &quot;family&quot;: &quot;Angeli&quot;, &quot;dropping-particle&quot;: &quot;&quot;, &quot;given&quot;: &quot;Nadine&quot;}, {&quot;suffix&quot;: &quot;&quot;, &quot;parse-names&quot;: false, &quot;non-dropping-particle&quot;: &quot;&quot;, &quot;family&quot;: &quot;Legendre&quot;, &quot;dropping-particle&quot;: &quot;&quot;, &quot;given&quot;: &quot;Pierre&quot;}, {&quot;suffix&quot;: &quot;&quot;, &quot;parse-names&quot;: false, &quot;non-dropping-particle&quot;: &quot;&quot;, &quot;family&quot;: &quot;Dutilleul&quot;, &quot;dropping-particle&quot;: &quot;&quot;, &quot;given&quot;: &quot;Pierre&quot;}, {&quot;suffix&quot;: &quot;&quot;, &quot;parse-names&quot;: false, &quot;non-dropping-particle&quot;: &quot;&quot;, &quot;family&quot;: &quot;Balvay&quot;, &quot;dropping-particle&quot;: &quot;&quot;, &quot;given&quot;: &quot;G\u00e9rard&quot;}, {&quot;suffix&quot;: &quot;&quot;, &quot;parse-names&quot;: false, &quot;non-dropping-particle&quot;: &quot;&quot;, &quot;family&quot;: &quot;Gerdeaux&quot;, &quot;dropping-particle&quot;: &quot;&quot;, &quot;given&quot;: &quot;Daniel&quot;}, {&quot;suffix&quot;: &quot;&quot;, &quot;parse-names&quot;: false, &quot;non-dropping-particle&quot;: &quot;&quot;, &quot;family&quot;: &quot;Guillard&quot;, &quot;dropping-particle&quot;: &quot;&quot;, &quot;given&quot;: &quot;Jean&quot;}], &quot;volume&quot;: &quot;56&quot;, &quot;abstract&quot;: &quot;Spatial distribution of macrozooplankton was studied during spring in Lake of Geneva to evaluate the influence of abiotic (water temperature and stability, nutrients) and biotic (bacteria, chlorophyll a, fish biomass) factors on macrozooplankton distribution. Mapping and spatial analyses revealed that abiotic factors, as well as crustacean abundances, were structured along a gradient in the great lake basin. Chlorophyll a biomass, bacteria density, cyclopoid abundance, and fish biomass showed more patchy or inshore-offshore distribution patterns. Using canonical analyses, we determined the relative contribution of the spatial and environmental factors to the distribution of macrozooplankton species and of trophic groups based on herbivory and omnivory/carnivory. The distribution of macrozooplankton can be explained by small-scale variations and lake gradients in abiotic and biotic factors, with a dominant contribution of the abiotic factors. Water temperature and stability, as well as ammonium, are the main factors related to macrozooplankton distribution in Lake of Geneva during spring. Chlorophyll a biomass was also related to the distribution of cyclopoids. The canonical models explained 35-72% of the variance in the distribution of total crustaceans, species, and trophic groups. However, 28-65% of the macrozooplankton variance remained unexplained, which may be due to fine-scale variations in other environmental factors. KeyWords Plus: FRESH-WATER ZOOPLANKTON, HORIZONTAL DISTRIBUTION, COMMUNITY STRUCTURE, COPEPODITE STAGES, PATTERNS, TEMPERATURE, RESERVOIR, PLANKTON, FISH, ENVIRONMENT&quot;, &quot;DOI&quot;: &quot;10.1139/f99-055&quot;, &quot;type&quot;: &quot;article-journal&quot;, &quot;page&quot;: &quot;1437-1451&quot;}}]} RNDR3HmYl83oI"/>⁠</text:p>
            </text:list-item>
            <text:list-item>
              <text:p text:style-name="P16">Small fish (420 kHz) and big fish (acoustic telemetry) <text:span text:style-name="T11">in Lake Washington, Tahoe, and Strawberry Reservoir</text:span> <text:reference-mark-start text:name="ADDIN CSL_CITATION {&quot;schema&quot;: &quot;https://github.com/citation-style-language/schema/raw/master/csl-citation.json&quot;, &quot;properties&quot;: {&quot;noteIndex&quot;: 0}, &quot;mendeley&quot;: {&quot;previouslyFormattedCitation&quot;: &quot;(Beauchamp et al., 1999)&quot;, &quot;formattedCitation&quot;: &quot;(Beauchamp et al., 1999)&quot;, &quot;plainTextFormattedCitation&quot;: &quot;(Beauchamp et al., 1999)&quot;}, &quot;citationItems&quot;: [{&quot;uris&quot;: [&quot;http://www.mendeley.com/documents/?uuid=fb84ddcf-e35f-49ce-b03d-7ab4b851e1b8&quot;], &quot;id&quot;: &quot;ITEM-1&quot;, &quot;itemData&quot;: {&quot;container-title&quot;: &quot;Canadian Journal of Fisheries and Aquatic Sciences&quot;, &quot;title&quot;: &quot;Estimating diel, depth-specific foraging opportunities with a visual encounter rate model for pelagic piscivores&quot;, &quot;author&quot;: [{&quot;suffix&quot;: &quot;&quot;, &quot;parse-names&quot;: false, &quot;non-dropping-particle&quot;: &quot;&quot;, &quot;family&quot;: &quot;Beauchamp&quot;, &quot;dropping-particle&quot;: &quot;&quot;, &quot;given&quot;: &quot;David A&quot;}, {&quot;suffix&quot;: &quot;&quot;, &quot;parse-names&quot;: false, &quot;non-dropping-particle&quot;: &quot;&quot;, &quot;family&quot;: &quot;Baldwin&quot;, &quot;dropping-particle&quot;: &quot;&quot;, &quot;given&quot;: &quot;C&quot;}, {&quot;suffix&quot;: &quot;&quot;, &quot;parse-names&quot;: false, &quot;non-dropping-particle&quot;: &quot;&quot;, &quot;family&quot;: &quot;Vogel&quot;, &quot;dropping-particle&quot;: &quot;&quot;, &quot;given&quot;: &quot;J&quot;}, {&quot;suffix&quot;: &quot;&quot;, &quot;parse-names&quot;: false, &quot;non-dropping-particle&quot;: &quot;&quot;, &quot;family&quot;: &quot;Gubala&quot;, &quot;dropping-particle&quot;: &quot;&quot;, &quot;given&quot;: &quot;C&quot;}], &quot;volume&quot;: &quot;56&quot;, &quot;issue&quot;: &quot;S1&quot;, &quot;type&quot;: &quot;article-journal&quot;, &quot;id&quot;: &quot;ITEM-1&quot;, &quot;page&quot;: &quot;128-139&quot;, &quot;PMID&quot;: &quot;2206013154731626671&quot;, &quot;issued&quot;: {&quot;date-parts&quot;: [[&quot;1999&quot;, &quot;12&quot;]]}}}]} RNDjiuRPSRZPl"/><text:span text:style-name="T9">(Beauchamp et al., 1999)</text:span><text:reference-mark-end text:name="ADDIN CSL_CITATION {&quot;schema&quot;: &quot;https://github.com/citation-style-language/schema/raw/master/csl-citation.json&quot;, &quot;properties&quot;: {&quot;noteIndex&quot;: 0}, &quot;mendeley&quot;: {&quot;previouslyFormattedCitation&quot;: &quot;(Beauchamp et al., 1999)&quot;, &quot;formattedCitation&quot;: &quot;(Beauchamp et al., 1999)&quot;, &quot;plainTextFormattedCitation&quot;: &quot;(Beauchamp et al., 1999)&quot;}, &quot;citationItems&quot;: [{&quot;uris&quot;: [&quot;http://www.mendeley.com/documents/?uuid=fb84ddcf-e35f-49ce-b03d-7ab4b851e1b8&quot;], &quot;id&quot;: &quot;ITEM-1&quot;, &quot;itemData&quot;: {&quot;container-title&quot;: &quot;Canadian Journal of Fisheries and Aquatic Sciences&quot;, &quot;title&quot;: &quot;Estimating diel, depth-specific foraging opportunities with a visual encounter rate model for pelagic piscivores&quot;, &quot;author&quot;: [{&quot;suffix&quot;: &quot;&quot;, &quot;parse-names&quot;: false, &quot;non-dropping-particle&quot;: &quot;&quot;, &quot;family&quot;: &quot;Beauchamp&quot;, &quot;dropping-particle&quot;: &quot;&quot;, &quot;given&quot;: &quot;David A&quot;}, {&quot;suffix&quot;: &quot;&quot;, &quot;parse-names&quot;: false, &quot;non-dropping-particle&quot;: &quot;&quot;, &quot;family&quot;: &quot;Baldwin&quot;, &quot;dropping-particle&quot;: &quot;&quot;, &quot;given&quot;: &quot;C&quot;}, {&quot;suffix&quot;: &quot;&quot;, &quot;parse-names&quot;: false, &quot;non-dropping-particle&quot;: &quot;&quot;, &quot;family&quot;: &quot;Vogel&quot;, &quot;dropping-particle&quot;: &quot;&quot;, &quot;given&quot;: &quot;J&quot;}, {&quot;suffix&quot;: &quot;&quot;, &quot;parse-names&quot;: false, &quot;non-dropping-particle&quot;: &quot;&quot;, &quot;family&quot;: &quot;Gubala&quot;, &quot;dropping-particle&quot;: &quot;&quot;, &quot;given&quot;: &quot;C&quot;}], &quot;volume&quot;: &quot;56&quot;, &quot;issue&quot;: &quot;S1&quot;, &quot;type&quot;: &quot;article-journal&quot;, &quot;id&quot;: &quot;ITEM-1&quot;, &quot;page&quot;: &quot;128-139&quot;, &quot;PMID&quot;: &quot;2206013154731626671&quot;, &quot;issued&quot;: {&quot;date-parts&quot;: [[&quot;1999&quot;, &quot;12&quot;]]}}}]} RNDjiuRPSRZPl"/></text:p>
            </text:list-item>
            <text:list-item>
              <text:p text:style-name="P17"><text:span text:style-name="T9">Echosounder (70 kHz) for fish and </text:span><text:span text:style-name="T10">LHCPR at multiple depths for zooplankton in Lake Annecy, France </text:span></text:p>
            </text:list-item>
          </text:list>
        </text:list-item>
      </text:list>
      <text:p text:style-name="P13"/>
      <text:p text:style-name="P13"/>
      <text:list xml:id="list134128907277216" text:continue-numbering="true" text:style-name="L5">
        <text:list-item>
          <text:p text:style-name="P5">Composition</text:p>
          <text:list>
            <text:list-item>
              <text:p text:style-name="P5">Find out what fish are present in each lake</text:p>
            </text:list-item>
            <text:list-item>
              <text:p text:style-name="P5">Get <text:span text:style-name="T6">stocking records</text:span></text:p>
            </text:list-item>
          </text:list>
        </text:list-item>
        <text:list-item>
          <text:p text:style-name="P6">What are seasonal cycles like?</text:p>
          <text:list>
            <text:list-item>
              <text:p text:style-name="P7">When is zooplankton biomass highest? <text:s/><text:span text:style-name="T2">Do species abundances change?</text:span></text:p>
            </text:list-item>
            <text:list-item>
              <text:p text:style-name="P7">Fish <text:span text:style-name="T2">abundance? Change in TS?</text:span></text:p>
            </text:list-item>
            <text:list-item>
              <text:p text:style-name="P6">Changes in vertical distribution?</text:p>
            </text:list-item>
            <text:list-item>
              <text:p text:style-name="P6">Differences between lakes? <text:s/>Any obvious explanations/hypotheses?</text:p>
            </text:list-item>
          </text:list>
        </text:list-item>
        <text:list-item>
          <text:p text:style-name="P6">Spatial distribution within lakes</text:p>
          <text:list>
            <text:list-item>
              <text:p text:style-name="P6">Vertical distribution of zoops</text:p>
            </text:list-item>
            <text:list-item>
              <text:p text:style-name="P6"><text:soft-page-break/>Depth overlap with fish? <text:s/>Spatial correlation? <text:span text:style-name="T2">Encounter rates?</text:span></text:p>
            </text:list-item>
            <text:list-item>
              <text:p text:style-name="P6">Is density higher near edges?</text:p>
            </text:list-item>
            <text:list-item>
              <text:p text:style-name="P6">How autocorrelated/patchy is zooplankton?</text:p>
            </text:list-item>
          </text:list>
        </text:list-item>
      </text:list>
      <text:p text:style-name="P2"/>
      <text:p text:style-name="P2"/>
      <text:p text:style-name="P1">Methods</text:p>
      <text:list xml:id="list5160118576888832099" text:style-name="L6">
        <text:list-item>
          <text:p text:style-name="P8">Description of <text:span text:style-name="T6">Lakes</text:span></text:p>
          <text:list>
            <text:list-item>
              <text:p text:style-name="P8">Elevation, dams, climate</text:p>
            </text:list-item>
            <text:list-item>
              <text:p text:style-name="P8">Amount of watershed burned in Rim Fire</text:p>
            </text:list-item>
            <text:list-item>
              <text:p text:style-name="P8">Fish stocking in Cherry (contact CDFW for history)</text:p>
            </text:list-item>
            <text:list-item>
              <text:p text:style-name="P8">Dates and summary of field work</text:p>
              <text:list>
                <text:list-item>
                  <text:p text:style-name="P8">Sept 2013 (immediately post burn), Apr 2014 (runoff), Jul 2014 (dry season), Sept 2014 (one year later)</text:p>
                </text:list-item>
                <text:list-item>
                  <text:p text:style-name="P8">Trailer boat to lakes with all gear, sample in midday/afternoon</text:p>
                </text:list-item>
              </text:list>
            </text:list-item>
          </text:list>
        </text:list-item>
        <text:list-item>
          <text:p text:style-name="P8">Acoustics</text:p>
          <text:list>
            <text:list-item>
              <text:p text:style-name="P8">120 and 710 deployed on pole mount off small boats</text:p>
            </text:list-item>
            <text:list-item>
              <text:p text:style-name="P8">Table with settings for instruments</text:p>
            </text:list-item>
          </text:list>
        </text:list-item>
        <text:list-item>
          <text:p text:style-name="P8">Net sampling and zooplankton counting</text:p>
          <text:list>
            <text:list-item>
              <text:p text:style-name="P8">Vertical tow each sampling day to 50 m, 80 um net</text:p>
            </text:list-item>
            <text:list-item>
              <text:p text:style-name="P8">Preserved in formalin</text:p>
            </text:list-item>
            <text:list-item>
              <text:p text:style-name="P8">Counted under compound microscope, ID to lowest taxonomic level<text:change-start text:change-id="ct30573632"/><office:annotation><dc:creator>Joe </dc:creator><dc:date>2014-12-05T11:11:56</dc:date><text:p text:style-name="P22"><text:span text:style-name="T12">I'll have to talk to Taylor to see if they've worked up any of the Oct 2013 Independence and Tahoe lake samples.</text:span></text:p></office:annotation><text:change-end text:change-id="ct30573632"/></text:p>
            </text:list-item>
            <text:list-item>
              <text:p text:style-name="P8">Measure first 30 animals in each sample</text:p>
            </text:list-item>
            <text:list-item>
              <text:p text:style-name="P8">Target strengths: zoops are fluid-like cylinders/spheroids</text:p>
            </text:list-item>
          </text:list>
        </text:list-item>
        <text:list-item>
          <text:p text:style-name="P8">Analysis of acoustics</text:p>
          <text:list>
            <text:list-item>
              <text:p text:style-name="P8">Separate fish/zoops by frequency response</text:p>
            </text:list-item>
            <text:list-item>
              <text:p text:style-name="P8">Estimate fish TS from single targets, known species in lakes (rainbow and brown trout)</text:p>
            </text:list-item>
            <text:list-item>
              <text:p text:style-name="P8">Estimate zoop biomass/numerical denisty using TS values</text:p>
            </text:list-item>
            <text:list-item>
              <text:p text:style-name="P8">Vertical distribution of zoops and fish: by lake and time of year</text:p>
            </text:list-item>
            <text:list-item>
              <text:p text:style-name="P8">Discernible trends in horizontal distribution? <text:s/>Horizontal patchiness?</text:p>
            </text:list-item>
          </text:list>
        </text:list-item>
        <text:list-item>
          <text:p text:style-name="P8">Other environmental variables (still waiting for summaries from TERC)</text:p>
          <text:list>
            <text:list-item>
              <text:p text:style-name="P18"><text:change-start text:change-id="ct31803696"/>temperature/stratification<text:change-end text:change-id="ct31803696"/><text:change-start text:change-id="ct47377120"/><office:annotation><dc:creator>Joe </dc:creator><dc:date>2014-12-05T11:13:51</dc:date><text:p text:style-name="P22"><text:span text:style-name="T12">I think we can leave some (or most) of this for the manuscripts others will write focusing on the fire... although I should talk to Craig about what's going on with that. <text:s/>The basic environmental data (i.e. CTD, thermo/pycnocline information would be useful .. but not critical I think)</text:span></text:p></office:annotation><text:change-end text:change-id="ct47377120"/><office:annotation><dc:creator>Sam Urmy</dc:creator><dc:date>2015-03-31T08:24:33.770524235</dc:date><text:list text:style-name=""><text:list-item><text:p text:style-name="P23"><text:span text:style-name="T13">Reply to Joe <text:s/>(12/05/2014, 11:13): "..."</text:span></text:p></text:list-item></text:list><text:p><text:span text:style-name="T14">We should have thermocline depth, I think, given that many of the echograms show what looks like a sharp change above/below it</text:span></text:p></office:annotation></text:p>
            </text:list-item>
          </text:list>
        </text:list-item>
      </text:list>
      <text:p text:style-name="P2"/>
      <text:p text:style-name="P1">Results<text:span text:style-name="T1"> </text:span></text:p>
      <text:list xml:id="list3500534206338933711" text:style-name="L7">
        <text:list-item>
          <text:p text:style-name="P9">Composition of zooplankton over time</text:p>
          <text:list>
            <text:list-item>
              <text:p text:style-name="P9">In each lake:</text:p>
              <text:list>
                <text:list-item>
                  <text:p text:style-name="P9">Species/life stages present</text:p>
                </text:list-item>
                <text:list-item>
                  <text:p text:style-name="P9">Measurements/TS</text:p>
                </text:list-item>
              </text:list>
            </text:list-item>
          </text:list>
        </text:list-item>
        <text:list-item>
          <text:p text:style-name="P9">Density/abundance of fish/zooplankton</text:p>
          <text:list>
            <text:list-item>
              <text:p text:style-name="P9">In each lake:</text:p>
              <text:list>
                <text:list-item>
                  <text:p text:style-name="P9">Mean fish and zoop density in each survey</text:p>
                </text:list-item>
                <text:list-item>
                  <text:p text:style-name="P9">Estimate of total biomass in each lake</text:p>
                </text:list-item>
              </text:list>
            </text:list-item>
          </text:list>
        </text:list-item>
        <text:list-item>
          <text:p text:style-name="P9">Changes in distribution over time</text:p>
          <text:list>
            <text:list-item>
              <text:p text:style-name="P9">In each lake:</text:p>
              <text:list>
                <text:list-item>
                  <text:p text:style-name="P9">Vertical</text:p>
                </text:list-item>
                <text:list-item>
                  <text:p text:style-name="P9">Horizontal? Trends, measures of autocorrelation/patchiness?</text:p>
                </text:list-item>
              </text:list>
            </text:list-item>
          </text:list>
        </text:list-item>
        <text:list-item>
          <text:p text:style-name="P9"><text:soft-page-break/>Other characteristics of environment?</text:p>
          <text:list>
            <text:list-item>
              <text:p text:style-name="P9">Water clarity, chlorophyll, stratification</text:p>
            </text:list-item>
          </text:list>
        </text:list-item>
      </text:list>
      <text:p text:style-name="P2"/>
      <text:p text:style-name="P1">Discussion</text:p>
      <text:list xml:id="list3393458335144532273" text:style-name="L8">
        <text:list-item>
          <text:p text:style-name="P10">Looks like more fish/less zooplankton in Cherry Lake</text:p>
          <text:list>
            <text:list-item>
              <text:p text:style-name="P10">Different food web due to stocking?</text:p>
            </text:list-item>
            <text:list-item>
              <text:p text:style-name="P10">Discuss differences (if any) in zooplankton communities between lakes</text:p>
            </text:list-item>
          </text:list>
        </text:list-item>
        <text:list-item>
          <text:p text:style-name="P10">Seasonal cycle</text:p>
          <text:list>
            <text:list-item>
              <text:p text:style-name="P10">Looks like spring bloom present in both lakes</text:p>
            </text:list-item>
            <text:list-item>
              <text:p text:style-name="P10">Stratification increases over summer, zoops concentrate near surface?</text:p>
            </text:list-item>
            <text:list-item>
              <text:p text:style-name="P10">Zoop populations decline by end of the summer</text:p>
            </text:list-item>
          </text:list>
        </text:list-item>
        <text:list-item>
          <text:p text:style-name="P10">Effects of fire (if we can say anything about them...)</text:p>
        </text:list-item>
        <text:list-item>
          <text:p text:style-name="P10">Paragraph on caveats/challenges</text:p>
          <text:list>
            <text:list-item>
              <text:p text:style-name="P10">Standard acoustic disclaimers (though we have good data, with direct ground truth)</text:p>
            </text:list-item>
            <text:list-item>
              <text:p text:style-name="P10">With just four time points, may have missed short-scale effects or changes (e.g., runoff after individual rainstorms)</text:p>
            </text:list-item>
            <text:list-item>
              <text:p text:style-name="P10">Did not have true before/after sampling with respect to wildfire...for obvious logistical reasons<text:change-start text:change-id="ct30813904"/></text:p>
            </text:list-item>
            <text:list-item>
              <text:p text:style-name="P10">I think we can focus on the fact that (to my knowledge) acoustic surveys haven't been done in these lakes very often (or never). This will require some lit searching – but the few studies that I have seen lake-wise have either been in 1) BIG (i.e. Great Lakes); 2) in Europe or S<text:change-end text:change-id="ct30813904"/><text:change-start text:change-id="ct30812000"/>candinavia and 3) have focused on fish (i.e. 120kHz or lower). <text:s/>So what's good about this is 1) lake sites are new; 2) repeated seasonal visits; and 3) we can talk about zoops and fish.</text:p>
            </text:list-item>
          </text:list>
        </text:list-item>
      </text:list>
      <text:p text:style-name="P2"/>
      <text:p text:style-name="P2"><text:change-end text:change-id="ct30812000"/><text:change-start text:change-id="ct30812384"/>You and I should probably spend a quality half/quarter-day at some point just doing google scholar searches and accumulating as much literature as we can on 1) the sierra lakes; 2) historical fish/zoop lake studies; and 3) any previous acoustic studies of fish/zoops in lakes (smaller ones). <text:s/>That can be a fun January activity for us – I'll bring beer.<text:change-end text:change-id="ct30812384"/></text:p>
      <text:p text:style-name="P2"/>
      <text:section text:style-name="Sect1" text:name="ADDIN Mendeley Bibliography CSL_BIBLIOGRAPHY  RNDogedbHfCyA">
        <text:p text:style-name="P19">Beauchamp, D.A., Baldwin, C., Vogel, J., Gubala, C., 1999. Estimating diel, depth-specific foraging opportunities with a visual encounter rate model for pelagic piscivores. Can. J. Fish. Aquat. Sci. 56, 128–139.</text:p>
        <text:p text:style-name="P19">Pinel-Alloul, B., Guay, C., Angeli, N., Legendre, P., Dutilleul, P., Balvay, G., Gerdeaux, D., Guillard, J., 1999. Large-scale spatial heterogeneity of macrozooplankton in Lake of Geneva. Can. J. Fish. Aquat. Sci. 56, 1437–1451. doi:10.1139/f99-055</text:p>
        <text:p text:style-name="P21"/>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ejaVu Sans" svg:font-family="'DejaVu Sans'" style:font-family-generic="swiss"/>
    <style:font-face style:name="FreeSans1" svg:font-family="FreeSans" style:font-family-generic="swiss"/>
    <style:font-face style:name="Ubuntu" svg:font-family="Ubuntu" style:font-family-generic="swiss"/>
    <style:font-face style:name="Liberation Serif" svg:font-family="'Liberation Serif'"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m Urmy</meta:initial-creator>
    <meta:creation-date>2014-12-02T11:56:31.670229939</meta:creation-date>
    <dc:date>2015-03-31T13:41:28.438774225</dc:date>
    <dc:creator>Sam Urmy</dc:creator>
    <meta:editing-duration>PT10H47M41S</meta:editing-duration>
    <meta:editing-cycles>26</meta:editing-cycles>
    <meta:generator>LibreOffice/4.2.7.2$Linux_X86_64 LibreOffice_project/420m0$Build-2</meta:generator>
    <meta:document-statistic meta:table-count="0" meta:image-count="0" meta:object-count="0" meta:page-count="3" meta:paragraph-count="92" meta:word-count="884" meta:character-count="5486" meta:non-whitespace-character-count="4766"/>
    <meta:user-defined meta:name="Mendeley Citation Style_1">http://www.zotero.org/styles/elsevier-harvard</meta:user-defined>
    <meta:user-defined meta:name="Mendeley Document_1">True</meta:user-defined>
    <meta:user-defined meta:name="Mendeley User Name_1">sam.urmy@gmail.com@www.mendeley.com</meta:user-defined>
  </office:meta>
</office:document-meta>
</file>